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 style:list-style-name="L2">
      <style:text-properties style:font-name="Cambria" fo:language="ru" fo:country="RU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8" style:family="paragraph" style:parent-style-name="Standard">
      <style:text-properties style:font-name="Cambria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11" style:family="paragraph" style:parent-style-name="Heading_20_1">
      <style:text-properties style:font-name="Cambria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name-asian="Times New Roman1" style:font-weight-asian="bold" style:font-name-complex="Times New Roman1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6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7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8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19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21" style:family="text">
      <style:text-properties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24" style:family="text">
      <style:text-properties style:font-name-asian="Times New Roman1" style:font-name-complex="Times New Roman1"/>
    </style:style>
    <style:style style:name="T25" style:family="text">
      <style:text-properties fo:font-size="14pt" fo:language="ru" fo:country="RU" style:font-name-asian="Times New Roman1" style:font-size-asian="14pt" style:font-name-complex="Times New Roman1" style:font-size-complex="14pt"/>
    </style:style>
    <style:style style:name="T26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0.9cm" svg:height="0.711cm" draw:z-index="0"><draw:image xlink:href="../../odt/images/0082.png" xlink:type="simple" xlink:show="embed" xlink:actuate="onLoad"/></draw:frame></text:p>
          </table:table-cell>
          <table:table-cell table:style-name="Table1.B1" office:value-type="string">
            <text:h text:style-name="P11" text:outline-level="1">Ключ-0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3">| векторизован | Си |</text:p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1.88cm" svg:height="1.461cm" draw:z-index="1"><draw:image xlink:href="../../odt/images/0082_in_scheme.png" xlink:type="simple" xlink:show="embed" xlink:actuate="onLoad"/></draw:frame></text:p>
          </table:table-cell>
          <table:table-cell table:style-name="Table1.A1" office:value-type="string">
            <text:p text:style-name="P8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8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<text:span text:style-name="T8">векторизован</text:span>, реализует функцию управляемого ключа по алгоритму:</text:p>
            <text:p text:style-name="P5"><draw:frame draw:style-name="fr3" draw:name="Объект1" text:anchor-type="as-char" svg:width="5.95cm" svg:height="1.332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,</text:p>
            <text:p text:style-name="P2"><text:span text:style-name="T13">где</text:span><text:span text:style-name="T13"><draw:frame draw:style-name="fr3" draw:name="Объект2" text:anchor-type="as-char" svg:width="1.055cm" svg:height="0.564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3">– вектор входных сигналов,</text:span><text:span text:style-name="T13"><draw:frame draw:style-name="fr3" draw:name="Объект3" text:anchor-type="as-char" svg:width="1.087cm" svg:height="0.56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3">– вектор </text:span><text:span text:style-name="T17">выходных</text:span><text:span text:style-name="T13"> сигналов,</text:span><text:span text:style-name="T13"><draw:frame draw:style-name="fr3" draw:name="Объект4" text:anchor-type="as-char" svg:width="0.623cm" svg:height="0.549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13">– вектор </text:span><text:span text:style-name="T18">“</text:span><text:span text:style-name="T17">порогов</text:span><text:span text:style-name="T18">” </text:span><text:span text:style-name="T17">(параметров уставок),</text:span><text:span text:style-name="T13"><draw:frame draw:style-name="fr3" draw:name="Объект9" text:anchor-type="as-char" svg:width="0.66cm" svg:height="0.621cm" draw:z-index="6"><draw:object xlink:href="./Object 9" xlink:type="simple" xlink:show="embed" xlink:actuate="onLoad"/><draw:image xlink:href="./ObjectReplacements/Object 9" xlink:type="simple" xlink:show="embed" xlink:actuate="onLoad"/></draw:frame></text:span><text:span text:style-name="T13">– </text:span><text:span text:style-name="T24">вектор выходных сигналов блока при входных сигналах, </text:span><text:span text:style-name="T9">меньших</text:span><text:span text:style-name="T24"> пороговых значений. </text:span></text:p>
            <text:p text:style-name="P2"><text:span text:style-name="T8">Свойства</text:span>:</text:p>
            <text:list xml:id="list2335425427405842057" text:style-name="L1">
              <text:list-item>
                <text:p text:style-name="P6"><text:span text:style-name="T25">Уставка — вектор «порогов»</text:span><text:span text:style-name="T25"><draw:frame draw:style-name="fr3" draw:name="Object1" text:anchor-type="as-char" svg:width="0.623cm" svg:height="0.549cm" draw:z-index="7"><draw:object xlink:href="./Object 1" xlink:type="simple" xlink:show="embed" xlink:actuate="onLoad"/><draw:image xlink:href="./ObjectReplacements/Object 1" xlink:type="simple" xlink:show="embed" xlink:actuate="onLoad"/></draw:frame></text:span><text:span text:style-name="T25">.</text:span></text:p>
              </text:list-item>
              <text:list-item>
                <text:p text:style-name="P6"><text:span text:style-name="T25">Подпороговое значение — вектор выходных сигналов блока</text:span><text:span text:style-name="T25"><draw:frame draw:style-name="fr3" draw:name="Object2" text:anchor-type="as-char" svg:width="0.66cm" svg:height="0.621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5">(при входных сигналах, </text:span><text:span text:style-name="T26">меньших</text:span><text:span text:style-name="T25"> пороговых значений).</text:span></text:p>
              </text:list-item>
            </text:list>
            <text:p text:style-name="P2"><text:span text:style-name="T8">Примечания</text:span>:</text:p>
            <text:list xml:id="list701476171029995401" text:style-name="L2">
              <text:list-item>
                <text:p text:style-name="P4">По умолчанию блок формирует <text:span text:style-name="T10">скалярный</text:span> выходной сигнал.</text:p>
              </text:list-item>
              <text:list-item>
                <text:p text:style-name="P7"><text:span text:style-name="T19">Именованные свойства </text:span><text:span text:style-name="T14">могут быть заданы </text:span><text:span text:style-name="T19">как </text:span><text:span text:style-name="T22">локальные</text:span><text:span text:style-name="T19"> переменные модели (или субмодели) во вкладке </text:span><text:span text:style-name="T22">Параметры,</text:span><text:span text:style-name="T19"> как </text:span><text:span text:style-name="T22">глобальные</text:span><text:span text:style-name="T19"> сигналы проекта при помощи пункта главного меню </text:span><text:span text:style-name="T10">Сервис</text:span><text:span text:style-name="T19"> </text:span><text:span text:style-name="T20">→</text:span><text:span text:style-name="T21"> </text:span><text:span text:style-name="T23">Сигналы,</text:span><text:span text:style-name="T19"> </text:span><text:span text:style-name="T14">или как </text:span><text:span text:style-name="T10">внешние</text:span><text:span text:style-name="T14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-0</dc:title>
    <dc:date>2014-12-01T11:16:44.17</dc:date>
    <meta:generator>OpenOffice/4.1.1$Win32 OpenOffice.org_project/411m6$Build-9775</meta:generator>
    <meta:editing-duration>PT2H15M19S</meta:editing-duration>
    <meta:editing-cycles>90</meta:editing-cycles>
    <meta:document-statistic meta:table-count="1" meta:image-count="2" meta:object-count="7" meta:page-count="1" meta:paragraph-count="15" meta:word-count="111" meta:character-count="774"/>
  </office:meta>
</office:document-meta>
</file>

<file path=Object 1/content.xml><?xml version="1.0" encoding="utf-8"?>
<math xmlns="http://www.w3.org/1998/Math/MathML">
  <semantics>
    <mrow>
      <mi>K</mi>
    </mrow>
    <annotation encoding="StarMath 5.0">K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0,</mn>
                    </msub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K</mi>
                    </mrow>
                  </mrow>
                </mtd>
              </mtr>
              <mtr>
                <mtd>
                  <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i>K</mi>
                    </mrow>
                  </mrow>
                </mtd>
              </mtr>
            </mtable>
          </mrow>
        </mrow>
      </mrow>
    </mrow>
    <annotation encoding="StarMath 5.0">y(t) = left lbrace stack{
alignl  y_0, ~ если ~ u(t) &lt; K #
alignl x(t), ~ если ~ u(t) &gt;= K}  right none
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i>K</mi>
    </mrow>
    <annotation encoding="StarMath 5.0">K</annotation>
  </semantics>
</math>
</file>

<file path=Object 6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9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